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8cm" svg:x="2.025cm" svg:y="2.001cm" svg:viewBox="0 0 300 759" draw:points="0,759 300,759 300,0 0,0">
          <text:p/>
        </draw:polygon>
        <draw:polygon draw:style-name="gr2" draw:layer="layout" svg:width="0.299cm" svg:height="0.758cm" svg:x="2.025cm" svg:y="2.001cm" svg:viewBox="0 0 300 759" draw:points="0,759 300,759 300,0 0,0">
          <text:p/>
        </draw:polygon>
        <draw:polygon draw:style-name="gr3" draw:layer="layout" svg:width="2.199cm" svg:height="1.248cm" svg:x="1.1cm" svg:y="1.751cm" svg:viewBox="0 0 2200 1249" draw:points="0,1249 2200,1249 2200,0 0,0">
          <text:p/>
        </draw:polygon>
        <draw:line draw:style-name="gr3" draw:layer="layout" svg:x1="2.069cm" svg:y1="2.644cm" svg:x2="2.804cm" svg:y2="2.068cm">
          <text:p/>
        </draw:line>
        <draw:polygon draw:style-name="gr3" draw:layer="layout" svg:width="0.901cm" svg:height="0.806cm" svg:x="2.069cm" svg:y="2.068cm" svg:viewBox="0 0 902 807" draw:points="188,807 902,246 735,0 0,576">
          <text:p/>
        </draw:polygon>
        <draw:frame draw:style-name="gr4" draw:layer="layout" svg:width="0.65cm" svg:height="0.601cm" svg:x="2.9cm" svg:y="1.254cm">
          <draw:text-box>
            <text:p text:style-name="P1"><text:span text:style-name="T1">0'' </text:span></text:p>
          </draw:text-box>
        </draw:frame>
        <draw:path draw:style-name="gr5" draw:layer="layout" svg:width="0.297cm" svg:height="0.299cm" svg:x="2.025cm" svg:y="2.6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025cm" svg:y="2.6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5" draw:layer="layout" svg:width="0.297cm" svg:height="0.299cm" svg:x="2.745cm" svg:y="2.0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745cm" svg:y="2.0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276cm" svg:y1="2.644cm" svg:x2="1.541cm" svg:y2="2.068cm">
          <text:p/>
        </draw:line>
        <draw:polygon draw:style-name="gr3" draw:layer="layout" svg:width="0.901cm" svg:height="0.806cm" svg:x="1.373cm" svg:y="2.068cm" svg:viewBox="0 0 902 807" draw:points="714,807 0,246 167,0 902,576">
          <text:p/>
        </draw:polygon>
        <draw:path draw:style-name="gr5" draw:layer="layout" svg:width="0.297cm" svg:height="0.299cm" svg:x="2.02cm" svg:y="2.6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02cm" svg:y="2.6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3cm" svg:y="2.0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3cm" svg:y="2.0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2.025cm" svg:y="1.88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025cm" svg:y="1.88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4" draw:layer="layout" svg:width="0.65cm" svg:height="0.601cm" svg:x="0.8cm" svg:y="1.248cm">
          <draw:text-box>
            <text:p text:style-name="P1"><text:span text:style-name="T1">1'' </text:span></text:p>
          </draw:text-box>
        </draw:frame>
        <draw:frame draw:style-name="gr4" draw:layer="layout" svg:width="1.925cm" svg:height="0.601cm" svg:x="1.325cm" svg:y="1.248cm">
          <draw:text-box>
            <text:p text:style-name="P1"><text:span text:style-name="T1">ВЫВЕД. </text:span></text:p>
          </draw:text-box>
        </draw:frame>
        <draw:line draw:style-name="gr2" draw:layer="layout" svg:x1="1.6cm" svg:y1="1.395cm" svg:x2="1.6cm" svg:y2="1.7cm">
          <text:p/>
        </draw:line>
        <draw:line draw:style-name="gr2" draw:layer="layout" svg:x1="2.9cm" svg:y1="1.395cm" svg:x2="2.9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8:24.296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28:32.109000000</dc:date>
    <meta:document-statistic meta:object-count="22"/>
    <meta:template xlink:type="simple" xlink:actuate="onRequest" xlink:title="1" xlink:href="file:///C:/Documents%20and%20Settings/User/Application%20Data/LibreOffice/4/user/template/1.otg" meta:date="2015-09-29T10:28:24.218000000"/>
  </office:meta>
</office:document-meta>
</file>